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605" officeooo:paragraph-rsid="00062605"/>
    </style:style>
    <style:style style:name="P2" style:family="paragraph" style:parent-style-name="Text_20_body">
      <style:text-properties officeooo:rsid="00062605" officeooo:paragraph-rsid="00062605"/>
    </style:style>
    <style:style style:name="P3" style:family="paragraph" style:parent-style-name="Text_20_body">
      <style:text-properties officeooo:rsid="0006b191" officeooo:paragraph-rsid="0006b191"/>
    </style:style>
    <style:style style:name="P4" style:family="paragraph" style:parent-style-name="Text_20_body">
      <style:text-properties officeooo:rsid="00096b83" officeooo:paragraph-rsid="00096b83"/>
    </style:style>
    <style:style style:name="P5" style:family="paragraph" style:parent-style-name="Text_20_body">
      <style:text-properties officeooo:rsid="000ae98f" officeooo:paragraph-rsid="000ae98f"/>
    </style:style>
    <style:style style:name="P6" style:family="paragraph" style:parent-style-name="Text_20_body">
      <style:text-properties officeooo:rsid="000b2b97" officeooo:paragraph-rsid="000b2b97"/>
    </style:style>
    <style:style style:name="P7" style:family="paragraph" style:parent-style-name="Text_20_body">
      <style:text-properties officeooo:rsid="000bd930" officeooo:paragraph-rsid="000bd930"/>
    </style:style>
    <style:style style:name="P8" style:family="paragraph" style:parent-style-name="Heading_20_1">
      <style:text-properties officeooo:rsid="00062605" officeooo:paragraph-rsid="00062605"/>
    </style:style>
    <style:style style:name="P9" style:family="paragraph" style:parent-style-name="Heading_20_1">
      <style:text-properties officeooo:rsid="000ae98f" officeooo:paragraph-rsid="000ae98f"/>
    </style:style>
    <style:style style:name="T1" style:family="text">
      <style:text-properties fo:color="#c9211e" loext:opacity="100%"/>
    </style:style>
    <style:style style:name="T2" style:family="text">
      <style:text-properties fo:color="#784b04" loext:opacity="100%"/>
    </style:style>
    <style:style style:name="T3" style:family="text">
      <style:text-properties fo:color="#ffff00" loext:opacity="100%"/>
    </style:style>
    <style:style style:name="T4" style:family="text">
      <style:text-properties fo:color="#00a933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cccccc" loext:opacity="100%"/>
    </style:style>
    <style:style style:name="T7" style:family="text">
      <style:text-properties officeooo:rsid="000bd930"/>
    </style:style>
    <style:style style:name="T8" style:family="text">
      <style:text-properties officeooo:rsid="000c1f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o time.</text:p>
      <text:p text:style-name="P1"/>
      <text:h text:style-name="P8" text:outline-level="1">Animals:</text:h>
      <text:p text:style-name="P2">Bear of Justice: <text:span text:style-name="T1">Muscle &amp; Multiply</text:span>/<text:span text:style-name="T2">Shell &amp; Sway</text:span></text:p>
      <text:p text:style-name="P2">Godly Retriver: <text:span text:style-name="T2">Shell &amp; Sway</text:span>/<text:span text:style-name="T3">Gain &amp; Replenish</text:span></text:p>
      <text:p text:style-name="P2">Shuzin-Neko: <text:span text:style-name="T6">Think &amp; Live</text:span>/<text:span text:style-name="T3">Gain &amp; Replenish</text:span></text:p>
      <text:p text:style-name="P2">The Great Eagle:<text:span text:style-name="T1">Muscle &amp; Multiply</text:span>/<text:span text:style-name="T4">Grow &amp; Blow</text:span></text:p>
      <text:p text:style-name="P3">Beetle of the Century:<text:span text:style-name="T6">Think &amp; Live</text:span>/<text:span text:style-name="T1">Muscle &amp; Multiply</text:span></text:p>
      <text:p text:style-name="P3">President Gorilla: <text:span text:style-name="T4">Grow &amp; Blow</text:span>/<text:span text:style-name="T2">Shell &amp; Sway</text:span></text:p>
      <text:p text:style-name="P3">Super-Penguin: <text:span text:style-name="T4">Grow &amp; Blow</text:span>/<text:span text:style-name="T6">Think &amp; Live</text:span></text:p>
      <text:p text:style-name="P4"><text:span text:style-name="T5">Mutated Bunny: </text:span><text:span text:style-name="T4">Grow &amp; Blow</text:span>/<text:span text:style-name="T3">Gain &amp; Replenish</text:span></text:p>
      <text:p text:style-name="P4"><text:span text:style-name="T5">Iron-Rex:</text:span><text:span text:style-name="T2"> Shell &amp; Sway</text:span>/<text:span text:style-name="T6">Think &amp; Live</text:span><text:span text:style-name="T5"> </text:span></text:p>
      <text:p text:style-name="P4"><text:span text:style-name="T5">Grand Phenoix:</text:span><text:span text:style-name="T3"> Gain &amp; Replenish</text:span>/<text:span text:style-name="T1">Muscle &amp; Multiply</text:span></text:p>
      <text:h text:style-name="P9" text:outline-level="1">Robots:</text:h>
      <text:p text:style-name="P5">Super-Gbot: Electric/Sinister</text:p>
      <text:p text:style-name="P6">Hacky Modem: Hard-Hitter/Wild</text:p>
      <text:p text:style-name="P6">Open Circut: <text:span text:style-name="T7">Electric</text:span>/Protector</text:p>
      <text:p text:style-name="P6">HeroGPT: Electric/Hard-Hitter</text:p>
      <text:p text:style-name="P6">D0G-KA2: Wild/Protector</text:p>
      <text:p text:style-name="P7">Nano-Gang: Hard-Hitter/Sinister</text:p>
      <text:p text:style-name="P7">God Slaying Mech: Sinister/Protector</text:p>
      <text:p text:style-name="P7">QuantumRipper PX9000: Electric/Wild</text:p>
      <text:p text:style-name="P7"><text:span text:style-name="T8">Deforsestation Actuator: </text:span>Wild/Sinister</text:p>
      <text:p text:style-name="P7"><text:span text:style-name="T8">KnockaBrix Nv2: </text:span>Protector/Hard-Hitt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21:35:00.731051996</meta:creation-date>
    <dc:date>2024-10-19T23:33:23.343800434</dc:date>
    <meta:editing-duration>PT2H29M14S</meta:editing-duration>
    <meta:editing-cycles>6</meta:editing-cycles>
    <meta:generator>LibreOffice/24.2.6.2$Linux_X86_64 LibreOffice_project/420$Build-2</meta:generator>
    <meta:document-statistic meta:table-count="0" meta:image-count="0" meta:object-count="0" meta:page-count="1" meta:paragraph-count="23" meta:word-count="100" meta:character-count="784" meta:non-whitespace-character-count="706"/>
  </office:meta>
</office:document-meta>
</file>